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1 – ¿Qué son los individuos? (Perspectiva biológica)</text:h>
      <text:p text:style-name="Text_20_body">En biología, un <text:span text:style-name="Strong_20_Emphasis">individuo</text:span> es una <text:span text:style-name="Strong_20_Emphasis">unidad viviente completa</text:span>, capaz de sostenerse a sí misma durante su ciclo vital, realizar funciones vitales básicas y, en la mayoría de los casos, reproducirse para dar continuidad a la vida. Esta definición parece sencilla, pero encierra una complejidad extraordinaria, porque cada individuo es a la vez una estructura material, un sistema funcional y una expresión única de la inteligencia de la vida.</text:p>
      <text:h text:style-name="Heading_20_4" text:outline-level="4"><text:span text:style-name="Strong_20_Emphasis">Una unidad organizada y autónoma</text:span></text:h>
      <text:p text:style-name="Text_20_body">Un individuo no es simplemente un conjunto de células, tejidos y órganos.<text:line-break/>Es una organización integrada, donde todas sus partes trabajan de manera coordinada para mantener un delicado equilibrio llamado <text:span text:style-name="Strong_20_Emphasis">homeostasis</text:span>. Esta capacidad de autorregulación es esencial: permite que el organismo mantenga su estructura y funciones incluso cuando el entorno cambia.</text:p>
      <text:p text:style-name="Text_20_body">Por ejemplo, un mamífero regula su temperatura corporal, un árbol orienta sus hojas para captar la luz, y una bacteria modifica su comportamiento para desplazarse hacia una fuente de alimento. Todas estas acciones responden a un mismo principio: el individuo se sostiene a sí mismo para seguir cumpliendo con su misión en la vida.</text:p>
      <text:h text:style-name="Heading_20_4" text:outline-level="4"><text:span text:style-name="Strong_20_Emphasis">Un ciclo vital único</text:span></text:h>
      <text:p text:style-name="Text_20_body">Cada individuo nace, crece, se desarrolla, interactúa con su entorno y, eventualmente, muere. Este ciclo vital es finito, pero durante él el individuo desempeña un papel fundamental en la continuidad de la vida: <text:span text:style-name="Strong_20_Emphasis">aportando información, experiencia y diversidad</text:span>.</text:p>
      <text:p text:style-name="Text_20_body">En los organismos multicelulares, el ciclo comienza con una sola célula que contiene toda la información genética necesaria para formar un organismo completo. A partir de allí, se desarrolla un cuerpo complejo que, pese a su sofisticación, sigue siendo una unidad funcional: un individuo que percibe, actúa y responde al mundo.</text:p>
      <text:h text:style-name="Heading_20_4" text:outline-level="4"><text:span text:style-name="Strong_20_Emphasis">Diversidad y singularidad</text:span></text:h>
      <text:p text:style-name="Text_20_body">Aunque dos individuos puedan pertenecer a la misma especie, ninguno es exactamente igual a otro.<text:line-break/>Incluso en organismos que parecen idénticos, como las bacterias que se dividen por clonación, existen ligeras diferencias que surgen de mutaciones, microvariaciones o condiciones del entorno. En especies más complejas, como los seres humanos, esta singularidad es evidente no solo en la genética, sino en la forma de pensar, sentir y actuar.</text:p>
      <text:p text:style-name="Text_20_body">La diversidad individual es fundamental para la vida porque amplía sus posibilidades de adaptación y éxito frente a entornos cambiantes. Cada individuo explora un modo diferente de existir y, con ello, contribuye a la experiencia acumulada de la especie y, en última instancia, de la vida misma.</text:p>
      <text:h text:style-name="Heading_20_4" text:outline-level="4"><text:span text:style-name="Strong_20_Emphasis">Un puente entre la información y la acción</text:span></text:h>
      <text:p text:style-name="Text_20_body">Podemos imaginar que el ADN, por sí solo, es como una biblioteca silenciosa. Alberga conocimiento, pero no hace nada con él hasta que un organismo lo pone en juego.<text:line-break/>Ese organismo es el individuo.</text:p>
      <text:p text:style-name="Text_20_body"><text:soft-page-break/>El individuo <text:span text:style-name="Strong_20_Emphasis">interpreta y ejecuta la información genética</text:span>. Convierte instrucciones moleculares en músculos que se contraen, hojas que crecen hacia el sol, sentidos que perciben colores y sonidos, o cerebros que sueñan e imaginan. Sin individuos, la vida sería solo un proyecto sin actores, un guion sin intérpretes.</text:p>
      <text:h text:style-name="Heading_20_4" text:outline-level="4"><text:span text:style-name="Strong_20_Emphasis">Más que biología</text:span></text:h>
      <text:p text:style-name="Text_20_body">Si ampliamos la mirada, descubrimos que un individuo no es solo una máquina biológica que sigue instrucciones.<text:line-break/>Es también una <text:span text:style-name="Strong_20_Emphasis">expresión irrepetible de la vida</text:span>, una chispa única en el vasto flujo de la existencia. Desde la célula más humilde hasta el ser humano que reflexiona sobre su propósito, todos participan en la obra de la vida, llevando consigo una porción de su inteligencia y de su misterio.</text:p>
      <text:p text:style-name="Horizontal_20_Line"/>
      <text:h text:style-name="Heading_20_3" text:outline-level="3">3 – El individuo como bloque de construcción de un sistema inteligente</text:h>
      <text:p text:style-name="Text_20_body">Desde un punto de vista funcional, un <text:span text:style-name="Strong_20_Emphasis">individuo</text:span> es mucho más que un organismo biológico.<text:line-break/>En el contexto de nuestra teoría, un individuo puede entenderse como un <text:span text:style-name="Strong_20_Emphasis">componente lógico</text:span> dentro de una máquina diseñada para resolver problemas: la <text:span text:style-name="Strong_20_Emphasis">máquina lógica de la vida</text:span>.</text:p>
      <text:p text:style-name="Text_20_body">Mientras la biología nos muestra al individuo como un organismo completo que nace, actúa, se reproduce y muere, la función lógica de ese mismo individuo revela algo más profundo:<text:line-break/><text:span text:style-name="Strong_20_Emphasis">su existencia es parte de un proceso mayor de pensamiento colectivo</text:span>, un cálculo que la vida ejecuta para avanzar hacia la resolución de un problema.</text:p>
      <text:p text:style-name="Horizontal_20_Line"/>
      <text:h text:style-name="Heading_20_4" text:outline-level="4"><text:span text:style-name="Strong_20_Emphasis">El individuo como contenedor de información (estado del proceso)</text:span></text:h>
      <text:p text:style-name="Text_20_body">Cada individuo porta en su interior una parte de la memoria de la vida.<text:line-break/>Esta memoria está codificada en el ADN, pero desde la perspectiva funcional podemos describirla como un <text:span text:style-name="Strong_20_Emphasis">estado de información</text:span>.<text:line-break/>Ese estado no es estático: define la posición actual del proceso y contiene las instrucciones necesarias para producir el próximo paso.</text:p>
      <text:p text:style-name="Text_20_body">Podemos imaginarlo así:</text:p>
      <text:list xml:id="list3428387443" text:style-name="L1">
        <text:list-item>
          <text:p text:style-name="P1">Cada individuo es como una ficha en un tablero que indica dónde se encuentra el proceso en ese momento.</text:p>
        </text:list-item>
        <text:list-item>
          <text:p text:style-name="P1">El ADN es la etiqueta de la ficha, un registro que dice: <text:span text:style-name="Emphasis">“He llegado hasta aquí siguiendo este camino”</text:span>.</text:p>
        </text:list-item>
        <text:list-item>
          <text:p text:style-name="P1">La existencia del individuo no es casual: marca un punto concreto en la trayectoria de la vida hacia una meta aún desconocida.</text:p>
        </text:list-item>
      </text:list>
      <text:p text:style-name="Text_20_body">En nuestra máquina lógica, esta información es lo que permite que la resolución de problemas no dependa de un solo ente central, sino que esté distribuida entre millones de unidades vivientes, trabajando en paralelo.</text:p>
      <text:p text:style-name="Horizontal_20_Line"><text:soft-page-break/></text:p>
      <text:h text:style-name="Heading_20_4" text:outline-level="4"><text:span text:style-name="Strong_20_Emphasis">El individuo como generador del siguiente estado</text:span></text:h>
      <text:p text:style-name="Text_20_body">La otra gran función de un individuo dentro del sistema es <text:span text:style-name="Strong_20_Emphasis">generar el siguiente estado del proceso</text:span>.<text:line-break/>Lo hace mediante su reproducción, creando nuevos individuos que continúan la trayectoria donde él la dejó.</text:p>
      <text:p text:style-name="Text_20_body">Este mecanismo tiene dos consecuencias cruciales:</text:p>
      <text:list xml:id="list580268664" text:style-name="L2">
        <text:list-item>
          <text:p text:style-name="P2"><text:span text:style-name="Strong_20_Emphasis">Avance del proceso</text:span>: Cada generación de individuos desplaza el cálculo hacia adelante, acercando el sistema a la solución del problema.</text:p>
        </text:list-item>
        <text:list-item>
          <text:p text:style-name="P2"><text:span text:style-name="Strong_20_Emphasis">Exploración simultánea</text:span>: Como cada individuo puede generar múltiples descendientes, cada uno explorando una posibilidad distinta, la máquina divide la complejidad en caminos paralelos, todos igualmente triviales de recorrer.</text:p>
        </text:list-item>
      </text:list>
      <text:p text:style-name="Text_20_body">Así, los individuos actúan como <text:span text:style-name="Strong_20_Emphasis">puentes entre estados</text:span>. Nacen para abrir posibilidades, mueren cuando ya han transmitido la información que llevaban consigo y, en el acto, dejan que la vida continúe su cálculo sin interrupción.</text:p>
      <text:p text:style-name="Horizontal_20_Line"/>
      <text:h text:style-name="Heading_20_4" text:outline-level="4"><text:span text:style-name="Strong_20_Emphasis">Características funcionales principales</text:span></text:h>
      <text:list xml:id="list1925840215" text:style-name="L3">
        <text:list-item>
          <text:p text:style-name="P3"><text:span text:style-name="Strong_20_Emphasis">Unidad mínima de acción:</text:span><text:line-break/>Cada individuo es una pieza indivisible del sistema; no puede reducirse sin perder su funcionalidad.</text:p>
        </text:list-item>
        <text:list-item>
          <text:p text:style-name="P3"><text:span text:style-name="Strong_20_Emphasis">Memoria incorporada:</text:span><text:line-break/>El ADN lógico de un individuo representa el estado del proceso, la información que describe dónde está y qué trayectoria ha seguido.</text:p>
        </text:list-item>
        <text:list-item>
          <text:p text:style-name="P3"><text:span text:style-name="Strong_20_Emphasis">Autonomía limitada:</text:span><text:line-break/>Aunque cada individuo parece actuar por sí mismo, en realidad sigue un conjunto reducido de instrucciones internas. No necesita comprender el sistema ni el problema que está resolviendo.</text:p>
        </text:list-item>
        <text:list-item>
          <text:p text:style-name="P3"><text:span text:style-name="Strong_20_Emphasis">Función temporal:</text:span><text:line-break/>La existencia de un individuo tiene un inicio y un fin, pero el proceso que sostiene es continuo e ininterrumpido.</text:p>
        </text:list-item>
        <text:list-item>
          <text:p text:style-name="P3"><text:span text:style-name="Strong_20_Emphasis">Diversificación:</text:span><text:line-break/>Cada individuo explora un camino único en la red de posibilidades. Ninguno repite exactamente la función del otro, lo que maximiza la eficiencia del cálculo.</text:p>
        </text:list-item>
      </text:list>
      <text:p text:style-name="Horizontal_20_Line"/>
      <text:p text:style-name="Text_20_body">Desde este punto de vista, los individuos son como los bits de una computadora, pero infinitamente más complejos. Son las <text:span text:style-name="Strong_20_Emphasis">unidades funcionales de la inteligencia de la vida</text:span>, las piezas que transforman la potencialidad en acción, y la acción en pensamiento colectivo. Sin ellos, la máquina lógica no existiría; con ellos, la vida se convierte en el sistema inteligente más poderoso que conocemos.</text:p>
      <text:p text:style-name="Text_20_body"><text:soft-page-break/></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01T17:32:58.043000000</meta:creation-date>
    <dc:date>2025-09-01T18:06:37.229000000</dc:date>
    <meta:editing-duration>PT12M48S</meta:editing-duration>
    <meta:editing-cycles>1</meta:editing-cycles>
    <meta:document-statistic meta:table-count="0" meta:image-count="0" meta:object-count="0" meta:page-count="4" meta:paragraph-count="39" meta:word-count="1151" meta:character-count="7297" meta:non-whitespace-character-count="6193"/>
    <meta:generator>LibreOffice/7.3.5.2$Windows_X86_64 LibreOffice_project/184fe81b8c8c30d8b5082578aee2fed2ea847c01</meta:generator>
  </office:meta>
</office:document-meta>
</file>